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2" table:style-name="ta1" table:print="false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7]*71" office:value-type="float" office:value="12.478037" calcext:value-type="float">
            <text:p>12.478037</text:p>
          </table:table-cell>
          <table:table-cell office:value-type="float" office:value="0.175747" calcext:value-type="float">
            <text:p>0.175747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C28]*71" office:value-type="float" office:value="12.55138" calcext:value-type="float">
            <text:p>12.55138</text:p>
          </table:table-cell>
          <table:table-cell office:value-type="float" office:value="0.17678" calcext:value-type="float">
            <text:p>0.17678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C29]*71" office:value-type="float" office:value="12.600157" calcext:value-type="float">
            <text:p>12.600157</text:p>
          </table:table-cell>
          <table:table-cell office:value-type="float" office:value="0.177467" calcext:value-type="float">
            <text:p>0.177467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C30]*71" office:value-type="float" office:value="12.623942" calcext:value-type="float">
            <text:p>12.623942</text:p>
          </table:table-cell>
          <table:table-cell office:value-type="float" office:value="0.177802" calcext:value-type="float">
            <text:p>0.17780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C31]*71" office:value-type="float" office:value="12.622735" calcext:value-type="float">
            <text:p>12.622735</text:p>
          </table:table-cell>
          <table:table-cell office:value-type="float" office:value="0.177785" calcext:value-type="float">
            <text:p>0.1777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32]*71" office:value-type="float" office:value="12.596465" calcext:value-type="float">
            <text:p>12.596465</text:p>
          </table:table-cell>
          <table:table-cell office:value-type="float" office:value="0.177415" calcext:value-type="float">
            <text:p>0.177415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C33]*71" office:value-type="float" office:value="12.545274" calcext:value-type="float">
            <text:p>12.545274</text:p>
          </table:table-cell>
          <table:table-cell office:value-type="float" office:value="0.176694" calcext:value-type="float">
            <text:p>0.176694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C34]*71" office:value-type="float" office:value="12.469446" calcext:value-type="float">
            <text:p>12.469446</text:p>
          </table:table-cell>
          <table:table-cell office:value-type="float" office:value="0.175626" calcext:value-type="float">
            <text:p>0.17562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C35]*71" office:value-type="float" office:value="12.369549" calcext:value-type="float">
            <text:p>12.369549</text:p>
          </table:table-cell>
          <table:table-cell office:value-type="float" office:value="0.174219" calcext:value-type="float">
            <text:p>0.17421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C36]*71" office:value-type="float" office:value="12.246009" calcext:value-type="float">
            <text:p>12.246009</text:p>
          </table:table-cell>
          <table:table-cell office:value-type="float" office:value="0.172479" calcext:value-type="float">
            <text:p>0.17247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37]*71" office:value-type="float" office:value="12.099678" calcext:value-type="float">
            <text:p>12.099678</text:p>
          </table:table-cell>
          <table:table-cell office:value-type="float" office:value="0.170418" calcext:value-type="float">
            <text:p>0.170418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C38]*71" office:value-type="float" office:value="11.931408" calcext:value-type="float">
            <text:p>11.931408</text:p>
          </table:table-cell>
          <table:table-cell office:value-type="float" office:value="0.168048" calcext:value-type="float">
            <text:p>0.168048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C39]*71" office:value-type="float" office:value="11.742051" calcext:value-type="float">
            <text:p>11.742051</text:p>
          </table:table-cell>
          <table:table-cell office:value-type="float" office:value="0.165381" calcext:value-type="float">
            <text:p>0.165381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C40]*71" office:value-type="float" office:value="11.532814" calcext:value-type="float">
            <text:p>11.532814</text:p>
          </table:table-cell>
          <table:table-cell office:value-type="float" office:value="0.162434" calcext:value-type="float">
            <text:p>0.162434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C41]*71" office:value-type="float" office:value="11.304762" calcext:value-type="float">
            <text:p>11.304762</text:p>
          </table:table-cell>
          <table:table-cell office:value-type="float" office:value="0.159222" calcext:value-type="float">
            <text:p>0.1592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42]*71" office:value-type="float" office:value="11.059315" calcext:value-type="float">
            <text:p>11.059315</text:p>
          </table:table-cell>
          <table:table-cell office:value-type="float" office:value="0.155765" calcext:value-type="float">
            <text:p>0.155765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C43]*71" office:value-type="float" office:value="10.797609" calcext:value-type="float">
            <text:p>10.797609</text:p>
          </table:table-cell>
          <table:table-cell office:value-type="float" office:value="0.152079" calcext:value-type="float">
            <text:p>0.15207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C44]*71" office:value-type="float" office:value="10.521206" calcext:value-type="float">
            <text:p>10.521206</text:p>
          </table:table-cell>
          <table:table-cell office:value-type="float" office:value="0.148186" calcext:value-type="float">
            <text:p>0.148186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C45]*71" office:value-type="float" office:value="10.231597" calcext:value-type="float">
            <text:p>10.231597</text:p>
          </table:table-cell>
          <table:table-cell office:value-type="float" office:value="0.144107" calcext:value-type="float">
            <text:p>0.144107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C46]*71" office:value-type="float" office:value="9.930131" calcext:value-type="float">
            <text:p>9.930131</text:p>
          </table:table-cell>
          <table:table-cell office:value-type="float" office:value="0.139861" calcext:value-type="float">
            <text:p>0.13986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47]*71" office:value-type="float" office:value="9.618441" calcext:value-type="float">
            <text:p>9.618441</text:p>
          </table:table-cell>
          <table:table-cell office:value-type="float" office:value="0.135471" calcext:value-type="float">
            <text:p>0.135471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C48]*71" office:value-type="float" office:value="9.298018" calcext:value-type="float">
            <text:p>9.298018</text:p>
          </table:table-cell>
          <table:table-cell office:value-type="float" office:value="0.130958" calcext:value-type="float">
            <text:p>0.130958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C49]*71" office:value-type="float" office:value="8.970424" calcext:value-type="float">
            <text:p>8.970424</text:p>
          </table:table-cell>
          <table:table-cell office:value-type="float" office:value="0.126344" calcext:value-type="float">
            <text:p>0.126344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C50]*71" office:value-type="float" office:value="8.637221" calcext:value-type="float">
            <text:p>8.637221</text:p>
          </table:table-cell>
          <table:table-cell office:value-type="float" office:value="0.121651" calcext:value-type="float">
            <text:p>0.121651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C51]*71" office:value-type="float" office:value="8.2999" calcext:value-type="float">
            <text:p>8.2999</text:p>
          </table:table-cell>
          <table:table-cell office:value-type="float" office:value="0.1169" calcext:value-type="float">
            <text:p>0.11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52]*71" office:value-type="float" office:value="7.959881" calcext:value-type="float">
            <text:p>7.959881</text:p>
          </table:table-cell>
          <table:table-cell office:value-type="float" office:value="0.112111" calcext:value-type="float">
            <text:p>0.112111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C53]*71" office:value-type="float" office:value="7.618655" calcext:value-type="float">
            <text:p>7.618655</text:p>
          </table:table-cell>
          <table:table-cell office:value-type="float" office:value="0.107305" calcext:value-type="float">
            <text:p>0.10730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C54]*71" office:value-type="float" office:value="7.277571" calcext:value-type="float">
            <text:p>7.277571</text:p>
          </table:table-cell>
          <table:table-cell office:value-type="float" office:value="0.102501" calcext:value-type="float">
            <text:p>0.102501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C55]*71" office:value-type="float" office:value="6.9379425" calcext:value-type="float">
            <text:p>6.9379425</text:p>
          </table:table-cell>
          <table:table-cell office:value-type="float" office:value="0.0977175" calcext:value-type="float">
            <text:p>0.097717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C56]*71" office:value-type="float" office:value="6.6010475" calcext:value-type="float">
            <text:p>6.6010475</text:p>
          </table:table-cell>
          <table:table-cell office:value-type="float" office:value="0.0929725" calcext:value-type="float">
            <text:p>0.092972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57]*71" office:value-type="float" office:value="6.2680433" calcext:value-type="float">
            <text:p>6.2680433</text:p>
          </table:table-cell>
          <table:table-cell office:value-type="float" office:value="0.0882823" calcext:value-type="float">
            <text:p>0.0882823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C58]*71" office:value-type="float" office:value="5.9400304" calcext:value-type="float">
            <text:p>5.9400304</text:p>
          </table:table-cell>
          <table:table-cell office:value-type="float" office:value="0.0836624" calcext:value-type="float">
            <text:p>0.083662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C59]*71" office:value-type="float" office:value="5.6180028" calcext:value-type="float">
            <text:p>5.6180028</text:p>
          </table:table-cell>
          <table:table-cell office:value-type="float" office:value="0.0791268" calcext:value-type="float">
            <text:p>0.0791268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C60]*71" office:value-type="float" office:value="5.3028835" calcext:value-type="float">
            <text:p>5.3028835</text:p>
          </table:table-cell>
          <table:table-cell office:value-type="float" office:value="0.0746885" calcext:value-type="float">
            <text:p>0.074688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C61]*71" office:value-type="float" office:value="4.9955032" calcext:value-type="float">
            <text:p>4.9955032</text:p>
          </table:table-cell>
          <table:table-cell office:value-type="float" office:value="0.0703592" calcext:value-type="float">
            <text:p>0.07035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62]*71" office:value-type="float" office:value="4.6966003" calcext:value-type="float">
            <text:p>4.6966003</text:p>
          </table:table-cell>
          <table:table-cell office:value-type="float" office:value="0.0661493" calcext:value-type="float">
            <text:p>0.066149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C63]*71" office:value-type="float" office:value="4.4068138" calcext:value-type="float">
            <text:p>4.4068138</text:p>
          </table:table-cell>
          <table:table-cell office:value-type="float" office:value="0.0620678" calcext:value-type="float">
            <text:p>0.0620678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C64]*71" office:value-type="float" office:value="4.1267046" calcext:value-type="float">
            <text:p>4.1267046</text:p>
          </table:table-cell>
          <table:table-cell office:value-type="float" office:value="0.0581226" calcext:value-type="float">
            <text:p>0.0581226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C65]*71" office:value-type="float" office:value="3.85672" calcext:value-type="float">
            <text:p>3.85672</text:p>
          </table:table-cell>
          <table:table-cell office:value-type="float" office:value="0.05432" calcext:value-type="float">
            <text:p>0.0543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C66]*71" office:value-type="float" office:value="3.5972505" calcext:value-type="float">
            <text:p>3.5972505</text:p>
          </table:table-cell>
          <table:table-cell office:value-type="float" office:value="0.0506655" calcext:value-type="float">
            <text:p>0.0506655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67]*71" office:value-type="float" office:value="3.348573" calcext:value-type="float">
            <text:p>3.348573</text:p>
          </table:table-cell>
          <table:table-cell office:value-type="float" office:value="0.047163" calcext:value-type="float">
            <text:p>0.047163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C68]*71" office:value-type="float" office:value="3.1109005" calcext:value-type="float">
            <text:p>3.1109005</text:p>
          </table:table-cell>
          <table:table-cell office:value-type="float" office:value="0.0438155" calcext:value-type="float">
            <text:p>0.0438155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C69]*71" office:value-type="float" office:value="2.8843608" calcext:value-type="float">
            <text:p>2.8843608</text:p>
          </table:table-cell>
          <table:table-cell office:value-type="float" office:value="0.0406248" calcext:value-type="float">
            <text:p>0.0406248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C70]*71" office:value-type="float" office:value="2.6690036" calcext:value-type="float">
            <text:p>2.6690036</text:p>
          </table:table-cell>
          <table:table-cell office:value-type="float" office:value="0.0375916" calcext:value-type="float">
            <text:p>0.0375916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[.C71]*71" office:value-type="float" office:value="2.4648289" calcext:value-type="float">
            <text:p>2.4648289</text:p>
          </table:table-cell>
          <table:table-cell office:value-type="float" office:value="0.0347159" calcext:value-type="float">
            <text:p>0.03471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72]*71" office:value-type="float" office:value="2.2717515" calcext:value-type="float">
            <text:p>2.2717515</text:p>
          </table:table-cell>
          <table:table-cell office:value-type="float" office:value="0.0319965" calcext:value-type="float">
            <text:p>0.0319965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C73]*71" office:value-type="float" office:value="2.0896436" calcext:value-type="float">
            <text:p>2.0896436</text:p>
          </table:table-cell>
          <table:table-cell office:value-type="float" office:value="0.0294316" calcext:value-type="float">
            <text:p>0.0294316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C74]*71" office:value-type="float" office:value="1.9183206" calcext:value-type="float">
            <text:p>1.9183206</text:p>
          </table:table-cell>
          <table:table-cell office:value-type="float" office:value="0.0270186" calcext:value-type="float">
            <text:p>0.0270186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[.C75]*71" office:value-type="float" office:value="1.7575411" calcext:value-type="float">
            <text:p>1.7575411</text:p>
          </table:table-cell>
          <table:table-cell office:value-type="float" office:value="0.0247541" calcext:value-type="float">
            <text:p>0.0247541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C76]*71" office:value-type="float" office:value="1.6070424" calcext:value-type="float">
            <text:p>1.6070424</text:p>
          </table:table-cell>
          <table:table-cell office:value-type="float" office:value="0.0226344" calcext:value-type="float">
            <text:p>0.0226344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77]*71" office:value-type="float" office:value="1.4665192" calcext:value-type="float">
            <text:p>1.4665192</text:p>
          </table:table-cell>
          <table:table-cell office:value-type="float" office:value="0.0206552" calcext:value-type="float">
            <text:p>0.0206552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C78]*71" office:value-type="float" office:value="1.3356236" calcext:value-type="float">
            <text:p>1.3356236</text:p>
          </table:table-cell>
          <table:table-cell office:value-type="float" office:value="0.0188116" calcext:value-type="float">
            <text:p>0.0188116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[.C79]*71" office:value-type="float" office:value="1.2139935" calcext:value-type="float">
            <text:p>1.2139935</text:p>
          </table:table-cell>
          <table:table-cell office:value-type="float" office:value="0.0170985" calcext:value-type="float">
            <text:p>0.0170985</text:p>
          </table:table-cell>
          <table:table-cell table:number-columns-repeated="3"/>
        </table:table-row>
        <table:table-row table:style-name="ro1">
          <table:table-cell office:value-type="float" office:value="7.79999" calcext:value-type="float">
            <text:p>7.79999</text:p>
          </table:table-cell>
          <table:table-cell table:formula="of:=[.C80]*71" office:value-type="float" office:value="1.1012526" calcext:value-type="float">
            <text:p>1.1012526</text:p>
          </table:table-cell>
          <table:table-cell office:value-type="float" office:value="0.0155106" calcext:value-type="float">
            <text:p>0.0155106</text:p>
          </table:table-cell>
          <table:table-cell table:number-columns-repeated="3"/>
        </table:table-row>
        <table:table-row table:style-name="ro1">
          <table:table-cell office:value-type="float" office:value="7.89999" calcext:value-type="float">
            <text:p>7.89999</text:p>
          </table:table-cell>
          <table:table-cell table:formula="of:=[.C81]*71" office:value-type="float" office:value="0.9969962" calcext:value-type="float">
            <text:p>0.9969962</text:p>
          </table:table-cell>
          <table:table-cell office:value-type="float" office:value="0.0140422" calcext:value-type="float">
            <text:p>0.0140422</text:p>
          </table:table-cell>
          <table:table-cell table:number-columns-repeated="3"/>
        </table:table-row>
        <table:table-row table:style-name="ro1">
          <table:table-cell office:value-type="float" office:value="7.99999" calcext:value-type="float">
            <text:p>7.99999</text:p>
          </table:table-cell>
          <table:table-cell table:formula="of:=[.C82]*71" office:value-type="float" office:value="0.9008196" calcext:value-type="float">
            <text:p>0.9008196</text:p>
          </table:table-cell>
          <table:table-cell office:value-type="float" office:value="0.0126876" calcext:value-type="float">
            <text:p>0.0126876</text:p>
          </table:table-cell>
          <table:table-cell table:number-columns-repeated="3"/>
        </table:table-row>
        <table:table-row table:style-name="ro1">
          <table:table-cell office:value-type="float" office:value="8.09999" calcext:value-type="float">
            <text:p>8.09999</text:p>
          </table:table-cell>
          <table:table-cell table:formula="of:=[.C83]*71" office:value-type="float" office:value="0.8123039" calcext:value-type="float">
            <text:p>0.8123039</text:p>
          </table:table-cell>
          <table:table-cell office:value-type="float" office:value="0.0114409" calcext:value-type="float">
            <text:p>0.0114409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C84]*71" office:value-type="float" office:value="0.7310302" calcext:value-type="float">
            <text:p>0.7310302</text:p>
          </table:table-cell>
          <table:table-cell office:value-type="float" office:value="0.0102962" calcext:value-type="float">
            <text:p>0.0102962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[.C85]*71" office:value-type="float" office:value="0.65658599" calcext:value-type="float">
            <text:p>0.65658599</text:p>
          </table:table-cell>
          <table:table-cell office:value-type="float" office:value="0.00924769" calcext:value-type="float">
            <text:p>0.00924769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C86]*71" office:value-type="float" office:value="0.58855024" calcext:value-type="float">
            <text:p>0.58855024</text:p>
          </table:table-cell>
          <table:table-cell office:value-type="float" office:value="0.00828944" calcext:value-type="float">
            <text:p>0.00828944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87]*71" office:value-type="float" office:value="0.52651683" calcext:value-type="float">
            <text:p>0.52651683</text:p>
          </table:table-cell>
          <table:table-cell office:value-type="float" office:value="0.00741573" calcext:value-type="float">
            <text:p>0.00741573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C88]*71" office:value-type="float" office:value="0.47008745" calcext:value-type="float">
            <text:p>0.47008745</text:p>
          </table:table-cell>
          <table:table-cell office:value-type="float" office:value="0.00662095" calcext:value-type="float">
            <text:p>0.00662095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[.C89]*71" office:value-type="float" office:value="0.4188716" calcext:value-type="float">
            <text:p>0.4188716</text:p>
          </table:table-cell>
          <table:table-cell office:value-type="float" office:value="0.0058996" calcext:value-type="float">
            <text:p>0.0058996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C90]*71" office:value-type="float" office:value="0.37249582" calcext:value-type="float">
            <text:p>0.37249582</text:p>
          </table:table-cell>
          <table:table-cell office:value-type="float" office:value="0.00524642" calcext:value-type="float">
            <text:p>0.00524642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C91]*71" office:value-type="float" office:value="0.33059588" calcext:value-type="float">
            <text:p>0.33059588</text:p>
          </table:table-cell>
          <table:table-cell office:value-type="float" office:value="0.00465628" calcext:value-type="float">
            <text:p>0.004656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92]*71" office:value-type="float" office:value="0.29282743" calcext:value-type="float">
            <text:p>0.29282743</text:p>
          </table:table-cell>
          <table:table-cell office:value-type="float" office:value="0.00412433" calcext:value-type="float">
            <text:p>0.00412433</text:p>
          </table:table-cell>
          <table:table-cell table:number-columns-repeated="3"/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[.C93]*71" office:value-type="float" office:value="0.25885819" calcext:value-type="float">
            <text:p>0.25885819</text:p>
          </table:table-cell>
          <table:table-cell office:value-type="float" office:value="0.00364589" calcext:value-type="float">
            <text:p>0.00364589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C94]*71" office:value-type="float" office:value="0.22837576" calcext:value-type="float">
            <text:p>0.22837576</text:p>
          </table:table-cell>
          <table:table-cell office:value-type="float" office:value="0.00321656" calcext:value-type="float">
            <text:p>0.00321656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[.C95]*71" office:value-type="float" office:value="0.20108265" calcext:value-type="float">
            <text:p>0.20108265</text:p>
          </table:table-cell>
          <table:table-cell office:value-type="float" office:value="0.00283215" calcext:value-type="float">
            <text:p>0.00283215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C96]*71" office:value-type="float" office:value="0.17669983" calcext:value-type="float">
            <text:p>0.17669983</text:p>
          </table:table-cell>
          <table:table-cell office:value-type="float" office:value="0.00248873" calcext:value-type="float">
            <text:p>0.0024887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97]*71" office:value-type="float" office:value="0.15496531" calcext:value-type="float">
            <text:p>0.15496531</text:p>
          </table:table-cell>
          <table:table-cell office:value-type="float" office:value="0.00218261" calcext:value-type="float">
            <text:p>0.00218261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C98]*71" office:value-type="float" office:value="0.13563485" calcext:value-type="float">
            <text:p>0.13563485</text:p>
          </table:table-cell>
          <table:table-cell office:value-type="float" office:value="0.00191035" calcext:value-type="float">
            <text:p>0.00191035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C99]*71" office:value-type="float" office:value="0.11847983" calcext:value-type="float">
            <text:p>0.11847983</text:p>
          </table:table-cell>
          <table:table-cell office:value-type="float" office:value="0.00166873" calcext:value-type="float">
            <text:p>0.00166873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C100]*71" office:value-type="float" office:value="0.10328867" calcext:value-type="float">
            <text:p>0.10328867</text:p>
          </table:table-cell>
          <table:table-cell office:value-type="float" office:value="0.00145477" calcext:value-type="float">
            <text:p>0.00145477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[.C101]*71" office:value-type="float" office:value="0.08986683" calcext:value-type="float">
            <text:p>0.08986683</text:p>
          </table:table-cell>
          <table:table-cell office:value-type="float" office:value="0.00126573" calcext:value-type="float">
            <text:p>0.0012657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10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10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10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10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10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10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10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10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1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1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1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1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1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1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127]*71" office:value-type="float" office:value="12.478037" calcext:value-type="float">
            <text:p>12.478037</text:p>
          </table:table-cell>
          <table:table-cell office:value-type="float" office:value="0.175747" calcext:value-type="float">
            <text:p>0.175747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C128]*71" office:value-type="float" office:value="12.55138" calcext:value-type="float">
            <text:p>12.55138</text:p>
          </table:table-cell>
          <table:table-cell office:value-type="float" office:value="0.17678" calcext:value-type="float">
            <text:p>0.17678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C129]*71" office:value-type="float" office:value="12.600157" calcext:value-type="float">
            <text:p>12.600157</text:p>
          </table:table-cell>
          <table:table-cell office:value-type="float" office:value="0.177467" calcext:value-type="float">
            <text:p>0.177467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C130]*71" office:value-type="float" office:value="12.623942" calcext:value-type="float">
            <text:p>12.623942</text:p>
          </table:table-cell>
          <table:table-cell office:value-type="float" office:value="0.177802" calcext:value-type="float">
            <text:p>0.17780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C131]*71" office:value-type="float" office:value="12.622735" calcext:value-type="float">
            <text:p>12.622735</text:p>
          </table:table-cell>
          <table:table-cell office:value-type="float" office:value="0.177785" calcext:value-type="float">
            <text:p>0.1777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132]*71" office:value-type="float" office:value="12.596465" calcext:value-type="float">
            <text:p>12.596465</text:p>
          </table:table-cell>
          <table:table-cell office:value-type="float" office:value="0.177415" calcext:value-type="float">
            <text:p>0.177415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C133]*71" office:value-type="float" office:value="12.545274" calcext:value-type="float">
            <text:p>12.545274</text:p>
          </table:table-cell>
          <table:table-cell office:value-type="float" office:value="0.176694" calcext:value-type="float">
            <text:p>0.176694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C134]*71" office:value-type="float" office:value="12.469446" calcext:value-type="float">
            <text:p>12.469446</text:p>
          </table:table-cell>
          <table:table-cell office:value-type="float" office:value="0.175626" calcext:value-type="float">
            <text:p>0.17562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C135]*71" office:value-type="float" office:value="12.369549" calcext:value-type="float">
            <text:p>12.369549</text:p>
          </table:table-cell>
          <table:table-cell office:value-type="float" office:value="0.174219" calcext:value-type="float">
            <text:p>0.17421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C136]*71" office:value-type="float" office:value="12.246009" calcext:value-type="float">
            <text:p>12.246009</text:p>
          </table:table-cell>
          <table:table-cell office:value-type="float" office:value="0.172479" calcext:value-type="float">
            <text:p>0.17247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137]*71" office:value-type="float" office:value="12.099678" calcext:value-type="float">
            <text:p>12.099678</text:p>
          </table:table-cell>
          <table:table-cell office:value-type="float" office:value="0.170418" calcext:value-type="float">
            <text:p>0.170418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C138]*71" office:value-type="float" office:value="11.931408" calcext:value-type="float">
            <text:p>11.931408</text:p>
          </table:table-cell>
          <table:table-cell office:value-type="float" office:value="0.168048" calcext:value-type="float">
            <text:p>0.168048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C139]*71" office:value-type="float" office:value="11.742051" calcext:value-type="float">
            <text:p>11.742051</text:p>
          </table:table-cell>
          <table:table-cell office:value-type="float" office:value="0.165381" calcext:value-type="float">
            <text:p>0.165381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C140]*71" office:value-type="float" office:value="11.532814" calcext:value-type="float">
            <text:p>11.532814</text:p>
          </table:table-cell>
          <table:table-cell office:value-type="float" office:value="0.162434" calcext:value-type="float">
            <text:p>0.162434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C141]*71" office:value-type="float" office:value="11.304762" calcext:value-type="float">
            <text:p>11.304762</text:p>
          </table:table-cell>
          <table:table-cell office:value-type="float" office:value="0.159222" calcext:value-type="float">
            <text:p>0.1592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42]*71" office:value-type="float" office:value="11.059315" calcext:value-type="float">
            <text:p>11.059315</text:p>
          </table:table-cell>
          <table:table-cell office:value-type="float" office:value="0.155765" calcext:value-type="float">
            <text:p>0.155765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C143]*71" office:value-type="float" office:value="10.797609" calcext:value-type="float">
            <text:p>10.797609</text:p>
          </table:table-cell>
          <table:table-cell office:value-type="float" office:value="0.152079" calcext:value-type="float">
            <text:p>0.15207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C144]*71" office:value-type="float" office:value="10.521206" calcext:value-type="float">
            <text:p>10.521206</text:p>
          </table:table-cell>
          <table:table-cell office:value-type="float" office:value="0.148186" calcext:value-type="float">
            <text:p>0.148186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C145]*71" office:value-type="float" office:value="10.231597" calcext:value-type="float">
            <text:p>10.231597</text:p>
          </table:table-cell>
          <table:table-cell office:value-type="float" office:value="0.144107" calcext:value-type="float">
            <text:p>0.144107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C146]*71" office:value-type="float" office:value="9.930131" calcext:value-type="float">
            <text:p>9.930131</text:p>
          </table:table-cell>
          <table:table-cell office:value-type="float" office:value="0.139861" calcext:value-type="float">
            <text:p>0.13986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147]*71" office:value-type="float" office:value="9.618441" calcext:value-type="float">
            <text:p>9.618441</text:p>
          </table:table-cell>
          <table:table-cell office:value-type="float" office:value="0.135471" calcext:value-type="float">
            <text:p>0.135471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C148]*71" office:value-type="float" office:value="9.298018" calcext:value-type="float">
            <text:p>9.298018</text:p>
          </table:table-cell>
          <table:table-cell office:value-type="float" office:value="0.130958" calcext:value-type="float">
            <text:p>0.130958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C149]*71" office:value-type="float" office:value="8.970424" calcext:value-type="float">
            <text:p>8.970424</text:p>
          </table:table-cell>
          <table:table-cell office:value-type="float" office:value="0.126344" calcext:value-type="float">
            <text:p>0.126344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C150]*71" office:value-type="float" office:value="8.637221" calcext:value-type="float">
            <text:p>8.637221</text:p>
          </table:table-cell>
          <table:table-cell office:value-type="float" office:value="0.121651" calcext:value-type="float">
            <text:p>0.121651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C151]*71" office:value-type="float" office:value="8.2999" calcext:value-type="float">
            <text:p>8.2999</text:p>
          </table:table-cell>
          <table:table-cell office:value-type="float" office:value="0.1169" calcext:value-type="float">
            <text:p>0.11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152]*71" office:value-type="float" office:value="7.959881" calcext:value-type="float">
            <text:p>7.959881</text:p>
          </table:table-cell>
          <table:table-cell office:value-type="float" office:value="0.112111" calcext:value-type="float">
            <text:p>0.112111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C153]*71" office:value-type="float" office:value="7.618655" calcext:value-type="float">
            <text:p>7.618655</text:p>
          </table:table-cell>
          <table:table-cell office:value-type="float" office:value="0.107305" calcext:value-type="float">
            <text:p>0.10730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C154]*71" office:value-type="float" office:value="7.277571" calcext:value-type="float">
            <text:p>7.277571</text:p>
          </table:table-cell>
          <table:table-cell office:value-type="float" office:value="0.102501" calcext:value-type="float">
            <text:p>0.102501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C155]*71" office:value-type="float" office:value="6.9379425" calcext:value-type="float">
            <text:p>6.9379425</text:p>
          </table:table-cell>
          <table:table-cell office:value-type="float" office:value="0.0977175" calcext:value-type="float">
            <text:p>0.097717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C156]*71" office:value-type="float" office:value="6.6010475" calcext:value-type="float">
            <text:p>6.6010475</text:p>
          </table:table-cell>
          <table:table-cell office:value-type="float" office:value="0.0929725" calcext:value-type="float">
            <text:p>0.092972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157]*71" office:value-type="float" office:value="6.2680433" calcext:value-type="float">
            <text:p>6.2680433</text:p>
          </table:table-cell>
          <table:table-cell office:value-type="float" office:value="0.0882823" calcext:value-type="float">
            <text:p>0.0882823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C158]*71" office:value-type="float" office:value="5.9400304" calcext:value-type="float">
            <text:p>5.9400304</text:p>
          </table:table-cell>
          <table:table-cell office:value-type="float" office:value="0.0836624" calcext:value-type="float">
            <text:p>0.083662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C159]*71" office:value-type="float" office:value="5.6180028" calcext:value-type="float">
            <text:p>5.6180028</text:p>
          </table:table-cell>
          <table:table-cell office:value-type="float" office:value="0.0791268" calcext:value-type="float">
            <text:p>0.0791268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C160]*71" office:value-type="float" office:value="5.3028835" calcext:value-type="float">
            <text:p>5.3028835</text:p>
          </table:table-cell>
          <table:table-cell office:value-type="float" office:value="0.0746885" calcext:value-type="float">
            <text:p>0.074688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C161]*71" office:value-type="float" office:value="4.9955032" calcext:value-type="float">
            <text:p>4.9955032</text:p>
          </table:table-cell>
          <table:table-cell office:value-type="float" office:value="0.0703592" calcext:value-type="float">
            <text:p>0.07035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162]*71" office:value-type="float" office:value="4.6966003" calcext:value-type="float">
            <text:p>4.6966003</text:p>
          </table:table-cell>
          <table:table-cell office:value-type="float" office:value="0.0661493" calcext:value-type="float">
            <text:p>0.066149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C163]*71" office:value-type="float" office:value="4.4068138" calcext:value-type="float">
            <text:p>4.4068138</text:p>
          </table:table-cell>
          <table:table-cell office:value-type="float" office:value="0.0620678" calcext:value-type="float">
            <text:p>0.0620678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C164]*71" office:value-type="float" office:value="4.1267046" calcext:value-type="float">
            <text:p>4.1267046</text:p>
          </table:table-cell>
          <table:table-cell office:value-type="float" office:value="0.0581226" calcext:value-type="float">
            <text:p>0.0581226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C165]*71" office:value-type="float" office:value="3.85672" calcext:value-type="float">
            <text:p>3.85672</text:p>
          </table:table-cell>
          <table:table-cell office:value-type="float" office:value="0.05432" calcext:value-type="float">
            <text:p>0.0543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C166]*71" office:value-type="float" office:value="3.5972505" calcext:value-type="float">
            <text:p>3.5972505</text:p>
          </table:table-cell>
          <table:table-cell office:value-type="float" office:value="0.0506655" calcext:value-type="float">
            <text:p>0.0506655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167]*71" office:value-type="float" office:value="3.348573" calcext:value-type="float">
            <text:p>3.348573</text:p>
          </table:table-cell>
          <table:table-cell office:value-type="float" office:value="0.047163" calcext:value-type="float">
            <text:p>0.047163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C168]*71" office:value-type="float" office:value="3.1109005" calcext:value-type="float">
            <text:p>3.1109005</text:p>
          </table:table-cell>
          <table:table-cell office:value-type="float" office:value="0.0438155" calcext:value-type="float">
            <text:p>0.0438155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C169]*71" office:value-type="float" office:value="2.8843608" calcext:value-type="float">
            <text:p>2.8843608</text:p>
          </table:table-cell>
          <table:table-cell office:value-type="float" office:value="0.0406248" calcext:value-type="float">
            <text:p>0.0406248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C170]*71" office:value-type="float" office:value="2.6690036" calcext:value-type="float">
            <text:p>2.6690036</text:p>
          </table:table-cell>
          <table:table-cell office:value-type="float" office:value="0.0375916" calcext:value-type="float">
            <text:p>0.0375916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[.C171]*71" office:value-type="float" office:value="2.4648289" calcext:value-type="float">
            <text:p>2.4648289</text:p>
          </table:table-cell>
          <table:table-cell office:value-type="float" office:value="0.0347159" calcext:value-type="float">
            <text:p>0.03471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72]*71" office:value-type="float" office:value="2.2717515" calcext:value-type="float">
            <text:p>2.2717515</text:p>
          </table:table-cell>
          <table:table-cell office:value-type="float" office:value="0.0319965" calcext:value-type="float">
            <text:p>0.0319965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C173]*71" office:value-type="float" office:value="2.0896436" calcext:value-type="float">
            <text:p>2.0896436</text:p>
          </table:table-cell>
          <table:table-cell office:value-type="float" office:value="0.0294316" calcext:value-type="float">
            <text:p>0.0294316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C174]*71" office:value-type="float" office:value="1.9183206" calcext:value-type="float">
            <text:p>1.9183206</text:p>
          </table:table-cell>
          <table:table-cell office:value-type="float" office:value="0.0270186" calcext:value-type="float">
            <text:p>0.0270186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[.C175]*71" office:value-type="float" office:value="1.7575411" calcext:value-type="float">
            <text:p>1.7575411</text:p>
          </table:table-cell>
          <table:table-cell office:value-type="float" office:value="0.0247541" calcext:value-type="float">
            <text:p>0.0247541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C176]*71" office:value-type="float" office:value="1.6070424" calcext:value-type="float">
            <text:p>1.6070424</text:p>
          </table:table-cell>
          <table:table-cell office:value-type="float" office:value="0.0226344" calcext:value-type="float">
            <text:p>0.0226344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177]*71" office:value-type="float" office:value="1.4665192" calcext:value-type="float">
            <text:p>1.4665192</text:p>
          </table:table-cell>
          <table:table-cell office:value-type="float" office:value="0.0206552" calcext:value-type="float">
            <text:p>0.0206552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C178]*71" office:value-type="float" office:value="1.3356236" calcext:value-type="float">
            <text:p>1.3356236</text:p>
          </table:table-cell>
          <table:table-cell office:value-type="float" office:value="0.0188116" calcext:value-type="float">
            <text:p>0.0188116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[.C179]*71" office:value-type="float" office:value="1.2139935" calcext:value-type="float">
            <text:p>1.2139935</text:p>
          </table:table-cell>
          <table:table-cell office:value-type="float" office:value="0.0170985" calcext:value-type="float">
            <text:p>0.0170985</text:p>
          </table:table-cell>
          <table:table-cell table:number-columns-repeated="3"/>
        </table:table-row>
        <table:table-row table:style-name="ro1">
          <table:table-cell office:value-type="float" office:value="7.79999" calcext:value-type="float">
            <text:p>7.79999</text:p>
          </table:table-cell>
          <table:table-cell table:formula="of:=[.C180]*71" office:value-type="float" office:value="1.1012526" calcext:value-type="float">
            <text:p>1.1012526</text:p>
          </table:table-cell>
          <table:table-cell office:value-type="float" office:value="0.0155106" calcext:value-type="float">
            <text:p>0.0155106</text:p>
          </table:table-cell>
          <table:table-cell table:number-columns-repeated="3"/>
        </table:table-row>
        <table:table-row table:style-name="ro1">
          <table:table-cell office:value-type="float" office:value="7.89999" calcext:value-type="float">
            <text:p>7.89999</text:p>
          </table:table-cell>
          <table:table-cell table:formula="of:=[.C181]*71" office:value-type="float" office:value="0.9969962" calcext:value-type="float">
            <text:p>0.9969962</text:p>
          </table:table-cell>
          <table:table-cell office:value-type="float" office:value="0.0140422" calcext:value-type="float">
            <text:p>0.0140422</text:p>
          </table:table-cell>
          <table:table-cell table:number-columns-repeated="3"/>
        </table:table-row>
        <table:table-row table:style-name="ro1">
          <table:table-cell office:value-type="float" office:value="7.99999" calcext:value-type="float">
            <text:p>7.99999</text:p>
          </table:table-cell>
          <table:table-cell table:formula="of:=[.C182]*71" office:value-type="float" office:value="0.9008196" calcext:value-type="float">
            <text:p>0.9008196</text:p>
          </table:table-cell>
          <table:table-cell office:value-type="float" office:value="0.0126876" calcext:value-type="float">
            <text:p>0.0126876</text:p>
          </table:table-cell>
          <table:table-cell table:number-columns-repeated="3"/>
        </table:table-row>
        <table:table-row table:style-name="ro1">
          <table:table-cell office:value-type="float" office:value="8.09999" calcext:value-type="float">
            <text:p>8.09999</text:p>
          </table:table-cell>
          <table:table-cell table:formula="of:=[.C183]*71" office:value-type="float" office:value="0.8123039" calcext:value-type="float">
            <text:p>0.8123039</text:p>
          </table:table-cell>
          <table:table-cell office:value-type="float" office:value="0.0114409" calcext:value-type="float">
            <text:p>0.0114409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C184]*71" office:value-type="float" office:value="0.7310302" calcext:value-type="float">
            <text:p>0.7310302</text:p>
          </table:table-cell>
          <table:table-cell office:value-type="float" office:value="0.0102962" calcext:value-type="float">
            <text:p>0.0102962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[.C185]*71" office:value-type="float" office:value="0.65658599" calcext:value-type="float">
            <text:p>0.65658599</text:p>
          </table:table-cell>
          <table:table-cell office:value-type="float" office:value="0.00924769" calcext:value-type="float">
            <text:p>0.00924769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C186]*71" office:value-type="float" office:value="0.58855024" calcext:value-type="float">
            <text:p>0.58855024</text:p>
          </table:table-cell>
          <table:table-cell office:value-type="float" office:value="0.00828944" calcext:value-type="float">
            <text:p>0.00828944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187]*71" office:value-type="float" office:value="0.52651683" calcext:value-type="float">
            <text:p>0.52651683</text:p>
          </table:table-cell>
          <table:table-cell office:value-type="float" office:value="0.00741573" calcext:value-type="float">
            <text:p>0.00741573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C188]*71" office:value-type="float" office:value="0.47008745" calcext:value-type="float">
            <text:p>0.47008745</text:p>
          </table:table-cell>
          <table:table-cell office:value-type="float" office:value="0.00662095" calcext:value-type="float">
            <text:p>0.00662095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[.C189]*71" office:value-type="float" office:value="0.4188716" calcext:value-type="float">
            <text:p>0.4188716</text:p>
          </table:table-cell>
          <table:table-cell office:value-type="float" office:value="0.0058996" calcext:value-type="float">
            <text:p>0.0058996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C190]*71" office:value-type="float" office:value="0.37249582" calcext:value-type="float">
            <text:p>0.37249582</text:p>
          </table:table-cell>
          <table:table-cell office:value-type="float" office:value="0.00524642" calcext:value-type="float">
            <text:p>0.00524642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C191]*71" office:value-type="float" office:value="0.33059588" calcext:value-type="float">
            <text:p>0.33059588</text:p>
          </table:table-cell>
          <table:table-cell office:value-type="float" office:value="0.00465628" calcext:value-type="float">
            <text:p>0.004656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92]*71" office:value-type="float" office:value="0.29282743" calcext:value-type="float">
            <text:p>0.29282743</text:p>
          </table:table-cell>
          <table:table-cell office:value-type="float" office:value="0.00412433" calcext:value-type="float">
            <text:p>0.00412433</text:p>
          </table:table-cell>
          <table:table-cell table:number-columns-repeated="3"/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[.C193]*71" office:value-type="float" office:value="0.25885819" calcext:value-type="float">
            <text:p>0.25885819</text:p>
          </table:table-cell>
          <table:table-cell office:value-type="float" office:value="0.00364589" calcext:value-type="float">
            <text:p>0.00364589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C194]*71" office:value-type="float" office:value="0.22837576" calcext:value-type="float">
            <text:p>0.22837576</text:p>
          </table:table-cell>
          <table:table-cell office:value-type="float" office:value="0.00321656" calcext:value-type="float">
            <text:p>0.00321656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[.C195]*71" office:value-type="float" office:value="0.20108265" calcext:value-type="float">
            <text:p>0.20108265</text:p>
          </table:table-cell>
          <table:table-cell office:value-type="float" office:value="0.00283215" calcext:value-type="float">
            <text:p>0.00283215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C196]*71" office:value-type="float" office:value="0.17669983" calcext:value-type="float">
            <text:p>0.17669983</text:p>
          </table:table-cell>
          <table:table-cell office:value-type="float" office:value="0.00248873" calcext:value-type="float">
            <text:p>0.0024887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197]*71" office:value-type="float" office:value="0.15496531" calcext:value-type="float">
            <text:p>0.15496531</text:p>
          </table:table-cell>
          <table:table-cell office:value-type="float" office:value="0.00218261" calcext:value-type="float">
            <text:p>0.00218261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C198]*71" office:value-type="float" office:value="0.13563485" calcext:value-type="float">
            <text:p>0.13563485</text:p>
          </table:table-cell>
          <table:table-cell office:value-type="float" office:value="0.00191035" calcext:value-type="float">
            <text:p>0.00191035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C199]*71" office:value-type="float" office:value="0.11847983" calcext:value-type="float">
            <text:p>0.11847983</text:p>
          </table:table-cell>
          <table:table-cell office:value-type="float" office:value="0.00166873" calcext:value-type="float">
            <text:p>0.00166873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C200]*71" office:value-type="float" office:value="0.10328867" calcext:value-type="float">
            <text:p>0.10328867</text:p>
          </table:table-cell>
          <table:table-cell office:value-type="float" office:value="0.00145477" calcext:value-type="float">
            <text:p>0.00145477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[.C201]*71" office:value-type="float" office:value="0.08986683" calcext:value-type="float">
            <text:p>0.08986683</text:p>
          </table:table-cell>
          <table:table-cell office:value-type="float" office:value="0.00126573" calcext:value-type="float">
            <text:p>0.0012657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0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20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20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20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20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20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20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20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2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2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2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2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2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2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2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2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C227]*71" office:value-type="float" office:value="12.478037" calcext:value-type="float">
            <text:p>12.478037</text:p>
          </table:table-cell>
          <table:table-cell office:value-type="float" office:value="0.175747" calcext:value-type="float">
            <text:p>0.175747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C228]*71" office:value-type="float" office:value="12.55138" calcext:value-type="float">
            <text:p>12.55138</text:p>
          </table:table-cell>
          <table:table-cell office:value-type="float" office:value="0.17678" calcext:value-type="float">
            <text:p>0.17678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C229]*71" office:value-type="float" office:value="12.600157" calcext:value-type="float">
            <text:p>12.600157</text:p>
          </table:table-cell>
          <table:table-cell office:value-type="float" office:value="0.177467" calcext:value-type="float">
            <text:p>0.177467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C230]*71" office:value-type="float" office:value="12.623942" calcext:value-type="float">
            <text:p>12.623942</text:p>
          </table:table-cell>
          <table:table-cell office:value-type="float" office:value="0.177802" calcext:value-type="float">
            <text:p>0.177802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C231]*71" office:value-type="float" office:value="12.622735" calcext:value-type="float">
            <text:p>12.622735</text:p>
          </table:table-cell>
          <table:table-cell office:value-type="float" office:value="0.177785" calcext:value-type="float">
            <text:p>0.17778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232]*71" office:value-type="float" office:value="12.596465" calcext:value-type="float">
            <text:p>12.596465</text:p>
          </table:table-cell>
          <table:table-cell office:value-type="float" office:value="0.177415" calcext:value-type="float">
            <text:p>0.177415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C233]*71" office:value-type="float" office:value="12.545274" calcext:value-type="float">
            <text:p>12.545274</text:p>
          </table:table-cell>
          <table:table-cell office:value-type="float" office:value="0.176694" calcext:value-type="float">
            <text:p>0.176694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C234]*71" office:value-type="float" office:value="12.469446" calcext:value-type="float">
            <text:p>12.469446</text:p>
          </table:table-cell>
          <table:table-cell office:value-type="float" office:value="0.175626" calcext:value-type="float">
            <text:p>0.175626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C235]*71" office:value-type="float" office:value="12.369549" calcext:value-type="float">
            <text:p>12.369549</text:p>
          </table:table-cell>
          <table:table-cell office:value-type="float" office:value="0.174219" calcext:value-type="float">
            <text:p>0.17421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C236]*71" office:value-type="float" office:value="12.246009" calcext:value-type="float">
            <text:p>12.246009</text:p>
          </table:table-cell>
          <table:table-cell office:value-type="float" office:value="0.172479" calcext:value-type="float">
            <text:p>0.17247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C237]*71" office:value-type="float" office:value="12.099678" calcext:value-type="float">
            <text:p>12.099678</text:p>
          </table:table-cell>
          <table:table-cell office:value-type="float" office:value="0.170418" calcext:value-type="float">
            <text:p>0.170418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C238]*71" office:value-type="float" office:value="11.931408" calcext:value-type="float">
            <text:p>11.931408</text:p>
          </table:table-cell>
          <table:table-cell office:value-type="float" office:value="0.168048" calcext:value-type="float">
            <text:p>0.168048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C239]*71" office:value-type="float" office:value="11.742051" calcext:value-type="float">
            <text:p>11.742051</text:p>
          </table:table-cell>
          <table:table-cell office:value-type="float" office:value="0.165381" calcext:value-type="float">
            <text:p>0.165381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C240]*71" office:value-type="float" office:value="11.532814" calcext:value-type="float">
            <text:p>11.532814</text:p>
          </table:table-cell>
          <table:table-cell office:value-type="float" office:value="0.162434" calcext:value-type="float">
            <text:p>0.162434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C241]*71" office:value-type="float" office:value="11.304762" calcext:value-type="float">
            <text:p>11.304762</text:p>
          </table:table-cell>
          <table:table-cell office:value-type="float" office:value="0.159222" calcext:value-type="float">
            <text:p>0.15922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242]*71" office:value-type="float" office:value="11.059315" calcext:value-type="float">
            <text:p>11.059315</text:p>
          </table:table-cell>
          <table:table-cell office:value-type="float" office:value="0.155765" calcext:value-type="float">
            <text:p>0.155765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C243]*71" office:value-type="float" office:value="10.797609" calcext:value-type="float">
            <text:p>10.797609</text:p>
          </table:table-cell>
          <table:table-cell office:value-type="float" office:value="0.152079" calcext:value-type="float">
            <text:p>0.15207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C244]*71" office:value-type="float" office:value="10.521206" calcext:value-type="float">
            <text:p>10.521206</text:p>
          </table:table-cell>
          <table:table-cell office:value-type="float" office:value="0.148186" calcext:value-type="float">
            <text:p>0.148186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C245]*71" office:value-type="float" office:value="10.231597" calcext:value-type="float">
            <text:p>10.231597</text:p>
          </table:table-cell>
          <table:table-cell office:value-type="float" office:value="0.144107" calcext:value-type="float">
            <text:p>0.144107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C246]*71" office:value-type="float" office:value="9.930131" calcext:value-type="float">
            <text:p>9.930131</text:p>
          </table:table-cell>
          <table:table-cell office:value-type="float" office:value="0.139861" calcext:value-type="float">
            <text:p>0.13986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247]*71" office:value-type="float" office:value="9.618441" calcext:value-type="float">
            <text:p>9.618441</text:p>
          </table:table-cell>
          <table:table-cell office:value-type="float" office:value="0.135471" calcext:value-type="float">
            <text:p>0.135471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C248]*71" office:value-type="float" office:value="9.298018" calcext:value-type="float">
            <text:p>9.298018</text:p>
          </table:table-cell>
          <table:table-cell office:value-type="float" office:value="0.130958" calcext:value-type="float">
            <text:p>0.130958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C249]*71" office:value-type="float" office:value="8.970424" calcext:value-type="float">
            <text:p>8.970424</text:p>
          </table:table-cell>
          <table:table-cell office:value-type="float" office:value="0.126344" calcext:value-type="float">
            <text:p>0.126344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C250]*71" office:value-type="float" office:value="8.637221" calcext:value-type="float">
            <text:p>8.637221</text:p>
          </table:table-cell>
          <table:table-cell office:value-type="float" office:value="0.121651" calcext:value-type="float">
            <text:p>0.121651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C251]*71" office:value-type="float" office:value="8.2999" calcext:value-type="float">
            <text:p>8.2999</text:p>
          </table:table-cell>
          <table:table-cell office:value-type="float" office:value="0.1169" calcext:value-type="float">
            <text:p>0.116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252]*71" office:value-type="float" office:value="7.959881" calcext:value-type="float">
            <text:p>7.959881</text:p>
          </table:table-cell>
          <table:table-cell office:value-type="float" office:value="0.112111" calcext:value-type="float">
            <text:p>0.112111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[.C253]*71" office:value-type="float" office:value="7.618655" calcext:value-type="float">
            <text:p>7.618655</text:p>
          </table:table-cell>
          <table:table-cell office:value-type="float" office:value="0.107305" calcext:value-type="float">
            <text:p>0.10730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[.C254]*71" office:value-type="float" office:value="7.277571" calcext:value-type="float">
            <text:p>7.277571</text:p>
          </table:table-cell>
          <table:table-cell office:value-type="float" office:value="0.102501" calcext:value-type="float">
            <text:p>0.102501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[.C255]*71" office:value-type="float" office:value="6.9379425" calcext:value-type="float">
            <text:p>6.9379425</text:p>
          </table:table-cell>
          <table:table-cell office:value-type="float" office:value="0.0977175" calcext:value-type="float">
            <text:p>0.097717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[.C256]*71" office:value-type="float" office:value="6.6010475" calcext:value-type="float">
            <text:p>6.6010475</text:p>
          </table:table-cell>
          <table:table-cell office:value-type="float" office:value="0.0929725" calcext:value-type="float">
            <text:p>0.092972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[.C257]*71" office:value-type="float" office:value="6.2680433" calcext:value-type="float">
            <text:p>6.2680433</text:p>
          </table:table-cell>
          <table:table-cell office:value-type="float" office:value="0.0882823" calcext:value-type="float">
            <text:p>0.0882823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table:formula="of:=[.C258]*71" office:value-type="float" office:value="5.9400304" calcext:value-type="float">
            <text:p>5.9400304</text:p>
          </table:table-cell>
          <table:table-cell office:value-type="float" office:value="0.0836624" calcext:value-type="float">
            <text:p>0.083662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table:formula="of:=[.C259]*71" office:value-type="float" office:value="5.6180028" calcext:value-type="float">
            <text:p>5.6180028</text:p>
          </table:table-cell>
          <table:table-cell office:value-type="float" office:value="0.0791268" calcext:value-type="float">
            <text:p>0.0791268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table:formula="of:=[.C260]*71" office:value-type="float" office:value="5.3028835" calcext:value-type="float">
            <text:p>5.3028835</text:p>
          </table:table-cell>
          <table:table-cell office:value-type="float" office:value="0.0746885" calcext:value-type="float">
            <text:p>0.074688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[.C261]*71" office:value-type="float" office:value="4.9955032" calcext:value-type="float">
            <text:p>4.9955032</text:p>
          </table:table-cell>
          <table:table-cell office:value-type="float" office:value="0.0703592" calcext:value-type="float">
            <text:p>0.07035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262]*71" office:value-type="float" office:value="4.6966003" calcext:value-type="float">
            <text:p>4.6966003</text:p>
          </table:table-cell>
          <table:table-cell office:value-type="float" office:value="0.0661493" calcext:value-type="float">
            <text:p>0.066149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table:formula="of:=[.C263]*71" office:value-type="float" office:value="4.4068138" calcext:value-type="float">
            <text:p>4.4068138</text:p>
          </table:table-cell>
          <table:table-cell office:value-type="float" office:value="0.0620678" calcext:value-type="float">
            <text:p>0.0620678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table:formula="of:=[.C264]*71" office:value-type="float" office:value="4.1267046" calcext:value-type="float">
            <text:p>4.1267046</text:p>
          </table:table-cell>
          <table:table-cell office:value-type="float" office:value="0.0581226" calcext:value-type="float">
            <text:p>0.0581226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table:formula="of:=[.C265]*71" office:value-type="float" office:value="3.85672" calcext:value-type="float">
            <text:p>3.85672</text:p>
          </table:table-cell>
          <table:table-cell office:value-type="float" office:value="0.05432" calcext:value-type="float">
            <text:p>0.0543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table:formula="of:=[.C266]*71" office:value-type="float" office:value="3.5972505" calcext:value-type="float">
            <text:p>3.5972505</text:p>
          </table:table-cell>
          <table:table-cell office:value-type="float" office:value="0.0506655" calcext:value-type="float">
            <text:p>0.0506655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[.C267]*71" office:value-type="float" office:value="3.348573" calcext:value-type="float">
            <text:p>3.348573</text:p>
          </table:table-cell>
          <table:table-cell office:value-type="float" office:value="0.047163" calcext:value-type="float">
            <text:p>0.047163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table:formula="of:=[.C268]*71" office:value-type="float" office:value="3.1109005" calcext:value-type="float">
            <text:p>3.1109005</text:p>
          </table:table-cell>
          <table:table-cell office:value-type="float" office:value="0.0438155" calcext:value-type="float">
            <text:p>0.0438155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table:formula="of:=[.C269]*71" office:value-type="float" office:value="2.8843608" calcext:value-type="float">
            <text:p>2.8843608</text:p>
          </table:table-cell>
          <table:table-cell office:value-type="float" office:value="0.0406248" calcext:value-type="float">
            <text:p>0.0406248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table:formula="of:=[.C270]*71" office:value-type="float" office:value="2.6690036" calcext:value-type="float">
            <text:p>2.6690036</text:p>
          </table:table-cell>
          <table:table-cell office:value-type="float" office:value="0.0375916" calcext:value-type="float">
            <text:p>0.0375916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table:formula="of:=[.C271]*71" office:value-type="float" office:value="2.4648289" calcext:value-type="float">
            <text:p>2.4648289</text:p>
          </table:table-cell>
          <table:table-cell office:value-type="float" office:value="0.0347159" calcext:value-type="float">
            <text:p>0.034715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272]*71" office:value-type="float" office:value="2.2717515" calcext:value-type="float">
            <text:p>2.2717515</text:p>
          </table:table-cell>
          <table:table-cell office:value-type="float" office:value="0.0319965" calcext:value-type="float">
            <text:p>0.0319965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table:formula="of:=[.C273]*71" office:value-type="float" office:value="2.0896436" calcext:value-type="float">
            <text:p>2.0896436</text:p>
          </table:table-cell>
          <table:table-cell office:value-type="float" office:value="0.0294316" calcext:value-type="float">
            <text:p>0.0294316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table:formula="of:=[.C274]*71" office:value-type="float" office:value="1.9183206" calcext:value-type="float">
            <text:p>1.9183206</text:p>
          </table:table-cell>
          <table:table-cell office:value-type="float" office:value="0.0270186" calcext:value-type="float">
            <text:p>0.0270186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table:formula="of:=[.C275]*71" office:value-type="float" office:value="1.7575411" calcext:value-type="float">
            <text:p>1.7575411</text:p>
          </table:table-cell>
          <table:table-cell office:value-type="float" office:value="0.0247541" calcext:value-type="float">
            <text:p>0.0247541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table:formula="of:=[.C276]*71" office:value-type="float" office:value="1.6070424" calcext:value-type="float">
            <text:p>1.6070424</text:p>
          </table:table-cell>
          <table:table-cell office:value-type="float" office:value="0.0226344" calcext:value-type="float">
            <text:p>0.0226344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C277]*71" office:value-type="float" office:value="1.4665192" calcext:value-type="float">
            <text:p>1.4665192</text:p>
          </table:table-cell>
          <table:table-cell office:value-type="float" office:value="0.0206552" calcext:value-type="float">
            <text:p>0.0206552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table:formula="of:=[.C278]*71" office:value-type="float" office:value="1.3356236" calcext:value-type="float">
            <text:p>1.3356236</text:p>
          </table:table-cell>
          <table:table-cell office:value-type="float" office:value="0.0188116" calcext:value-type="float">
            <text:p>0.0188116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table:formula="of:=[.C279]*71" office:value-type="float" office:value="1.2139935" calcext:value-type="float">
            <text:p>1.2139935</text:p>
          </table:table-cell>
          <table:table-cell office:value-type="float" office:value="0.0170985" calcext:value-type="float">
            <text:p>0.0170985</text:p>
          </table:table-cell>
          <table:table-cell table:number-columns-repeated="3"/>
        </table:table-row>
        <table:table-row table:style-name="ro1">
          <table:table-cell office:value-type="float" office:value="7.79999" calcext:value-type="float">
            <text:p>7.79999</text:p>
          </table:table-cell>
          <table:table-cell table:formula="of:=[.C280]*71" office:value-type="float" office:value="1.1012526" calcext:value-type="float">
            <text:p>1.1012526</text:p>
          </table:table-cell>
          <table:table-cell office:value-type="float" office:value="0.0155106" calcext:value-type="float">
            <text:p>0.0155106</text:p>
          </table:table-cell>
          <table:table-cell table:number-columns-repeated="3"/>
        </table:table-row>
        <table:table-row table:style-name="ro1">
          <table:table-cell office:value-type="float" office:value="7.89999" calcext:value-type="float">
            <text:p>7.89999</text:p>
          </table:table-cell>
          <table:table-cell table:formula="of:=[.C281]*71" office:value-type="float" office:value="0.9969962" calcext:value-type="float">
            <text:p>0.9969962</text:p>
          </table:table-cell>
          <table:table-cell office:value-type="float" office:value="0.0140422" calcext:value-type="float">
            <text:p>0.0140422</text:p>
          </table:table-cell>
          <table:table-cell table:number-columns-repeated="3"/>
        </table:table-row>
        <table:table-row table:style-name="ro1">
          <table:table-cell office:value-type="float" office:value="7.99999" calcext:value-type="float">
            <text:p>7.99999</text:p>
          </table:table-cell>
          <table:table-cell table:formula="of:=[.C282]*71" office:value-type="float" office:value="0.9008196" calcext:value-type="float">
            <text:p>0.9008196</text:p>
          </table:table-cell>
          <table:table-cell office:value-type="float" office:value="0.0126876" calcext:value-type="float">
            <text:p>0.0126876</text:p>
          </table:table-cell>
          <table:table-cell table:number-columns-repeated="3"/>
        </table:table-row>
        <table:table-row table:style-name="ro1">
          <table:table-cell office:value-type="float" office:value="8.09999" calcext:value-type="float">
            <text:p>8.09999</text:p>
          </table:table-cell>
          <table:table-cell table:formula="of:=[.C283]*71" office:value-type="float" office:value="0.8123039" calcext:value-type="float">
            <text:p>0.8123039</text:p>
          </table:table-cell>
          <table:table-cell office:value-type="float" office:value="0.0114409" calcext:value-type="float">
            <text:p>0.0114409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C284]*71" office:value-type="float" office:value="0.7310302" calcext:value-type="float">
            <text:p>0.7310302</text:p>
          </table:table-cell>
          <table:table-cell office:value-type="float" office:value="0.0102962" calcext:value-type="float">
            <text:p>0.0102962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.3</text:p>
          </table:table-cell>
          <table:table-cell table:formula="of:=[.C285]*71" office:value-type="float" office:value="0.65658599" calcext:value-type="float">
            <text:p>0.65658599</text:p>
          </table:table-cell>
          <table:table-cell office:value-type="float" office:value="0.00924769" calcext:value-type="float">
            <text:p>0.00924769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.4</text:p>
          </table:table-cell>
          <table:table-cell table:formula="of:=[.C286]*71" office:value-type="float" office:value="0.58855024" calcext:value-type="float">
            <text:p>0.58855024</text:p>
          </table:table-cell>
          <table:table-cell office:value-type="float" office:value="0.00828944" calcext:value-type="float">
            <text:p>0.00828944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[.C287]*71" office:value-type="float" office:value="0.52651683" calcext:value-type="float">
            <text:p>0.52651683</text:p>
          </table:table-cell>
          <table:table-cell office:value-type="float" office:value="0.00741573" calcext:value-type="float">
            <text:p>0.00741573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table:formula="of:=[.C288]*71" office:value-type="float" office:value="0.47008745" calcext:value-type="float">
            <text:p>0.47008745</text:p>
          </table:table-cell>
          <table:table-cell office:value-type="float" office:value="0.00662095" calcext:value-type="float">
            <text:p>0.00662095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.7</text:p>
          </table:table-cell>
          <table:table-cell table:formula="of:=[.C289]*71" office:value-type="float" office:value="0.4188716" calcext:value-type="float">
            <text:p>0.4188716</text:p>
          </table:table-cell>
          <table:table-cell office:value-type="float" office:value="0.0058996" calcext:value-type="float">
            <text:p>0.0058996</text:p>
          </table:table-cell>
          <table:table-cell table:number-columns-repeated="3"/>
        </table:table-row>
        <table:table-row table:style-name="ro1">
          <table:table-cell office:value-type="float" office:value="8.8" calcext:value-type="float">
            <text:p>8.8</text:p>
          </table:table-cell>
          <table:table-cell table:formula="of:=[.C290]*71" office:value-type="float" office:value="0.37249582" calcext:value-type="float">
            <text:p>0.37249582</text:p>
          </table:table-cell>
          <table:table-cell office:value-type="float" office:value="0.00524642" calcext:value-type="float">
            <text:p>0.00524642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.9</text:p>
          </table:table-cell>
          <table:table-cell table:formula="of:=[.C291]*71" office:value-type="float" office:value="0.33059588" calcext:value-type="float">
            <text:p>0.33059588</text:p>
          </table:table-cell>
          <table:table-cell office:value-type="float" office:value="0.00465628" calcext:value-type="float">
            <text:p>0.004656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292]*71" office:value-type="float" office:value="0.29282743" calcext:value-type="float">
            <text:p>0.29282743</text:p>
          </table:table-cell>
          <table:table-cell office:value-type="float" office:value="0.00412433" calcext:value-type="float">
            <text:p>0.00412433</text:p>
          </table:table-cell>
          <table:table-cell table:number-columns-repeated="3"/>
        </table:table-row>
        <table:table-row table:style-name="ro1">
          <table:table-cell office:value-type="float" office:value="9.1" calcext:value-type="float">
            <text:p>9.1</text:p>
          </table:table-cell>
          <table:table-cell table:formula="of:=[.C293]*71" office:value-type="float" office:value="0.25885819" calcext:value-type="float">
            <text:p>0.25885819</text:p>
          </table:table-cell>
          <table:table-cell office:value-type="float" office:value="0.00364589" calcext:value-type="float">
            <text:p>0.00364589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.2</text:p>
          </table:table-cell>
          <table:table-cell table:formula="of:=[.C294]*71" office:value-type="float" office:value="0.22837576" calcext:value-type="float">
            <text:p>0.22837576</text:p>
          </table:table-cell>
          <table:table-cell office:value-type="float" office:value="0.00321656" calcext:value-type="float">
            <text:p>0.00321656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.3</text:p>
          </table:table-cell>
          <table:table-cell table:formula="of:=[.C295]*71" office:value-type="float" office:value="0.20108265" calcext:value-type="float">
            <text:p>0.20108265</text:p>
          </table:table-cell>
          <table:table-cell office:value-type="float" office:value="0.00283215" calcext:value-type="float">
            <text:p>0.00283215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formula="of:=[.C296]*71" office:value-type="float" office:value="0.17669983" calcext:value-type="float">
            <text:p>0.17669983</text:p>
          </table:table-cell>
          <table:table-cell office:value-type="float" office:value="0.00248873" calcext:value-type="float">
            <text:p>0.0024887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[.C297]*71" office:value-type="float" office:value="0.15496531" calcext:value-type="float">
            <text:p>0.15496531</text:p>
          </table:table-cell>
          <table:table-cell office:value-type="float" office:value="0.00218261" calcext:value-type="float">
            <text:p>0.00218261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.6</text:p>
          </table:table-cell>
          <table:table-cell table:formula="of:=[.C298]*71" office:value-type="float" office:value="0.13563485" calcext:value-type="float">
            <text:p>0.13563485</text:p>
          </table:table-cell>
          <table:table-cell office:value-type="float" office:value="0.00191035" calcext:value-type="float">
            <text:p>0.00191035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.7</text:p>
          </table:table-cell>
          <table:table-cell table:formula="of:=[.C299]*71" office:value-type="float" office:value="0.11847983" calcext:value-type="float">
            <text:p>0.11847983</text:p>
          </table:table-cell>
          <table:table-cell office:value-type="float" office:value="0.00166873" calcext:value-type="float">
            <text:p>0.00166873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.8</text:p>
          </table:table-cell>
          <table:table-cell table:formula="of:=[.C300]*71" office:value-type="float" office:value="0.10328867" calcext:value-type="float">
            <text:p>0.10328867</text:p>
          </table:table-cell>
          <table:table-cell office:value-type="float" office:value="0.00145477" calcext:value-type="float">
            <text:p>0.00145477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.9</text:p>
          </table:table-cell>
          <table:table-cell table:formula="of:=[.C301]*71" office:value-type="float" office:value="0.08986683" calcext:value-type="float">
            <text:p>0.08986683</text:p>
          </table:table-cell>
          <table:table-cell office:value-type="float" office:value="0.00126573" calcext:value-type="float">
            <text:p>0.001265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5:34:08.7346098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zemek U.</meta:initial-creator>
    <meta:creation-date>2011-09-24T18:24:01.41</meta:creation-date>
    <dc:date>2020-05-04T15:34:20.871405059</dc:date>
    <meta:editing-duration>PT9H1M28S</meta:editing-duration>
    <meta:editing-cycles>10</meta:editing-cycles>
    <meta:generator>LibreOffice/6.4.2.2$Linux_X86_64 LibreOffice_project/40$Build-2</meta:generator>
    <meta:document-statistic meta:table-count="1" meta:cell-count="903" meta:object-count="0"/>
    <meta:user-defined meta:name="qrichtext">1</meta:user-defined>
  </office:meta>
</office:document-meta>
</file>